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color="#FF0000"/>
    </style:style>
    <style:style style:name="P3" style:parent-style-name="Standard" style:list-style-name="LFO1" style:family="paragraph">
      <style:text-properties fo:color="#FF0000"/>
    </style:style>
    <style:style style:name="P4" style:parent-style-name="Standard" style:list-style-name="LFO1" style:family="paragraph">
      <style:text-properties fo:color="#FF0000"/>
    </style:style>
    <style:style style:name="P5" style:parent-style-name="Standard" style:list-style-name="LFO1" style:family="paragraph">
      <style:text-properties fo:color="#FF0000"/>
    </style:style>
    <style:style style:name="P6" style:parent-style-name="Standard" style:list-style-name="LFO1" style:family="paragraph">
      <style:text-properties fo:color="#FF0000"/>
    </style:style>
    <style:style style:name="P7" style:parent-style-name="Standard" style:list-style-name="LFO1" style:family="paragraph">
      <style:text-properties fo:color="#FF0000"/>
    </style:style>
    <style:style style:name="P8" style:parent-style-name="Standard" style:list-style-name="LFO1" style:family="paragraph"/>
    <style:style style:name="T9" style:parent-style-name="Основнойшрифтабзаца" style:family="text">
      <style:text-properties fo:color="#FF0000"/>
    </style:style>
    <style:style style:name="P10" style:parent-style-name="Standard" style:list-style-name="LFO1" style:family="paragraph"/>
    <style:style style:name="T11" style:parent-style-name="Основнойшрифтабзаца" style:family="text">
      <style:text-properties fo:color="#FF0000"/>
    </style:style>
    <style:style style:name="T12" style:parent-style-name="Основнойшрифтабзаца" style:family="text">
      <style:text-properties fo:color="#FF0000"/>
    </style:style>
    <style:style style:name="P13" style:parent-style-name="Standard" style:list-style-name="LFO1" style:family="paragraph"/>
    <style:style style:name="T14" style:parent-style-name="Основнойшрифтабзаца" style:family="text">
      <style:text-properties fo:color="#FF0000"/>
    </style:style>
    <style:style style:name="P15" style:parent-style-name="Standard" style:list-style-name="LFO1" style:family="paragraph"/>
    <style:style style:name="T16" style:parent-style-name="Основнойшрифтабзаца" style:family="text">
      <style:text-properties fo:color="#FF0000"/>
    </style:style>
    <style:style style:name="P17" style:parent-style-name="Standard" style:list-style-name="LFO1" style:family="paragraph">
      <style:text-properties fo:color="#FF0000"/>
    </style:style>
    <style:style style:name="P18" style:parent-style-name="Standard" style:family="paragraph">
      <style:text-properties fo:color="#FF0000"/>
    </style:style>
  </office:automatic-styles>
  <office:body>
    <office:text text:use-soft-page-breaks="true">
      <text:p text:style-name="P1">Решить 10 примеров (в тестах) на Stream API, задачки ниже, они немного усложняются сверху вниз</text:p>
      <text:p text:style-name="Standard"/>
      <text:list text:style-name="LFO1" text:continue-numbering="true">
        <text:list-item>
          <text:p text:style-name="P2">Вывести все четные числа в диапазоне от 1 до 100,</text:p>
        </text:list-item>
        <text:list-item>
          <text:p text:style-name="P3">Умножить каждое число в массиве [1, 2, 3, 4, 5] на 2,</text:p>
        </text:list-item>
        <text:list-item>
          <text:p text:style-name="P4">Посчитать сумму чисел в массиве [1,<text:s/>2, 3, 4, 5], используя reduce()</text:p>
        </text:list-item>
        <text:list-item>
          <text:p text:style-name="P5">Вывести числа в диапазоне от 1 до 50 с шагом 2,</text:p>
        </text:list-item>
        <text:list-item>
          <text:p text:style-name="P6">Найти первый четный элемент в списке [1, 2, 3, 4, 5],</text:p>
        </text:list-item>
        <text:list-item>
          <text:p text:style-name="P7">Отсортировать элементы массива [1, 3, 5, 7, 9] по возрастанию,</text:p>
        </text:list-item>
        <text:list-item>
          <text:p text:style-name="P8"><text:span text:style-name="T9">Вывести первые 10 чисел в списке [0, 1, 2, … 99]</text:span></text:p>
        </text:list-item>
        <text:list-item>
          <text:p text:style-name="P10"><text:span text:style-name="T11">Пропустить</text:span><text:span text:style-name="T12"><text:s/>первые 10 элементов списка [0, 1, 2,.., 99] и начать выводить с 11-го элемента, выводя каждый 10-й элемент</text:span></text:p>
        </text:list-item>
        <text:list-item>
          <text:p text:style-name="P13"><text:span text:style-name="T14">Выведите на экран все числа в диапазоне от 1 до 100, которые делятся на 3.</text:span></text:p>
        </text:list-item>
        <text:list-item>
          <text:p text:style-name="P15"><text:span text:style-name="T16">Выведите все нечетные числа в заданном массиве.</text:span></text:p>
        </text:list-item>
        <text:list-item>
          <text:p text:style-name="P17">Выведите на экран только<text:s/>те элементы списка, которые больше заданного числа.</text:p>
        </text:list-item>
      </text:list>
      <text:p text:style-name="Standard">Отфильтруйте все элементы списка, которые меньше 0.</text:p>
      <text:p text:style-name="Standard">Выведите на экран строки, которые начинаются с заданной подстроки.</text:p>
      <text:p text:style-name="Standard">Выведите все числа в списке, которые не кратны 2.</text:p>
      <text:p text:style-name="Standard">Отфильтруйте объекты по определенному свойству, например, выведите все записи из базы данных, у которых значение поля равно 1.</text:p>
      <text:p text:style-name="Standard">Выведите только те элементы коллекции, которые удовлетворяют определенному условию, например, являются уникальными или имеют определенный формат.</text:p>
      <text:p text:style-name="Standard">Отфильтруйте элементы массива, которые не являются числами.</text:p>
      <text:p text:style-name="Standard">Выведите на экран элементы списка, которые не входят в другой список.</text:p>
      <text:p text:style-name="Standard">Проверить, все ли числа в массиве [0, 1, …, 19] являются четными,</text:p>
      <text:p text:style-name="Standard">Проверить, есть ли четное число в списке [0, 1, 2, 3],</text:p>
      <text:p text:style-name="Standard">Собрать все уникальные элементы Stream в список и отсортировать их.</text:p>
      <text:p text:style-name="Standard">Собрать элементы Stream в карту, где ключом будет первая буква каждого слова, а значением — само слово. Отсортировать ключи в алфавитном порядке.</text:p>
      <text:p text:style-name="Standard">Собрать числа в Stream в список сумм цифр каждого числа.</text:p>
      <text:p text:style-name="Standard">Собрать даты в Stream в список, где каждый элемент — это количество дат в каждом месяце года.</text:p>
      <text:p text:style-name="Standard">Собрать файлы в Stream в список, где каждый элемент — количество файлов с определенным расширением.</text:p>
      <text:p text:style-name="Standard">Собрать пользователей в Stream в список объектов, где каждый объект содержит информацию о городе проживания пользователя и количестве пользователей из этого города.</text:p>
      <text:p text:style-name="Standard">Собрать продукты в Stream в таблицу, где каждая строка — это информация о продукте (название, категория, стоимость), отсортированную по категории продукта.</text:p>
      <text:p text:style-name="Standard">Создайте Stream из массива чисел, выведите на экран числа, кратные 3 и 5 одновременно.</text:p>
      <text:p text:style-name="Standard">Создайте два Stream-а: один из массива чисел 1…5, второй из массива 5…10. Объедините эти два Stream-а в один и выведите на экран.</text:p>
      <text:p text:style-name="Standard">Создайте Stream-у чисел от<text:s/>1 до 20. Создайте новый Stream, который будет выводить на экран только четные числа и числа, кратные 3. Затем объедините эти два Stream-a в один и выведите результирующий Stream.</text:p>
      <text:p text:style-name="Standard">Создайте Stream чисел от 2 до 10. Умножьте их на 2 и выведите результат на экран, ограничьтесь первыми десятью результатами.</text:p>
      <text:p text:style-name="Standard">Создайте три Stream-а из массивов чисел 1…10, 5…20 и 10…30 соответственно. Объедините их в один Stream и выведите числа, которые кратны 3 или 5.</text:p>
      <text:p text:style-name="Standard">Создайте Stream, который выводит на экран четные числа от 2 до<text:s/>30.</text:p>
      <text:p text:style-name="Standard">Создать стрим из массива чисел и вывести на экран только числа, которые больше 10 и меньше 20.</text:p>
      <text:soft-page-break/>
      <text:p text:style-name="Standard">Создать два стрима: один из чисел от 0 до 10, другой из чисел от 10 до 20. Объединить их в один стрим и вывести на экран числа больше 10.</text:p>
      <text:p text:style-name="Standard">Создать стрим чисел от 0 до 100. Умножить их на 2 и вывести на экран результат, ограничиться первыми 10 результатами.</text:p>
      <text:p text:style-name="Standard">Создать стрим, который выводит числа от 1 до 10. Найти среднее арифметическое этих чисел и вывести его на экран.</text:p>
      <text:p text:style-name="Standard">Создать три стрима из массивов чисел от 1 до 10, от 10 до 20 и от 20 до 30 соответственно. Объединить их в один стрим и вывести числа, которые кратны 5.</text:p>
      <text:p text:style-name="Standard">Создать стрим четных чисел от 2 до 40 и вывести на экран количество элементов в этом стриме.</text:p>
      <text:p text:style-name="Standard">Разделить элементы Stream на две группы: четные и<text:s/>нечетные, вывести результаты.</text:p>
      <text:p text:style-name="Standard">Разделить слова в Stream на две группы по первой букве: гласные и согласные, посчитать количество слов в каждой группе.</text:p>
      <text:p text:style-name="Standard">Разделить числа в Stream на три группы по остатку от деления на 3 (0, 1, 2), посчитать сумму чисел в каждой группе.</text:p>
      <text:p text:style-name="Standard">Разделить даты в Stream на четыре группы по временам года, посчитать количество событий в каждом времени года.</text:p>
      <text:p text:style-name="Standard">Разделить файлы в Stream на два списка: с расширением .txt и с расширением .doc, посчитать количество файлов в каждом списке.</text:p>
      <text:p text:style-name="Standard">Разделить пользователей в Stream на группы по городу (ближний и дальний план), посчитать количество пользователей в каждой группе.</text:p>
      <text:p text:style-name="Standard">Разделить продукты в Stream на несколько групп по категориям (например, молочные продукты, мясные продукты, овощи, фрукты), посчитать стоимость продуктов в каждой группе.</text:p>
      <text:p text:style-name="Standard">Создание Stream из массива целых чисел и вывод на экран всех простых чисел в диапазоне от 2 до 100.</text:p>
      <text:p text:style-name="Standard">Создание двух Stream из массивов целых чисел и объединение их в один, затем вывод на экран суммы квадратов элементов этого Stream.</text:p>
      <text:p text:style-name="P18">Создание трех Stream из массивов и объединение их в один. Затем вывод на экран среднего геометрического значения элементов этого Stream.</text:p>
      <text:p text:style-name="Standard">Создание Stream символов и поиск всех строк, состоящих из строчных букв и цифр.</text:p>
      <text:p text:style-name="Standard">Создание Stream объектов и поиск всех объектов, у которых определенное поле равно определенному значению.</text:p>
      <text:p text:style-name="Standard">Создание Stream дат и поиск всех дат, которые попадают в определенный диапазон.</text:p>
      <text:p text:style-name="Standard">Создание Stream целых чисел и поиск всех чисел, у которых сумма цифр равна заданному числу.</text:p>
      <text:p text:style-name="Standard">Создание Stream строк и поиск всех строк, у которых длина равна заданному числу и которые состоят из определенного набора символов.</text:p>
      <text:p text:style-name="Standard">Создание Stream пар чисел и поиск всех пар, у которых произведение равно заданному числу или которые удовлетворяют другому условию.</text:p>
      <text:p text:style-name="Standard">Создание Stream коллекций и поиск всех коллекций, которые содержат определенный элемент или удовлетворяют другому условию.</text:p>
      <text:p text:style-name="Standard">Сгруппировать элементы Stream по их чётности, посчитать размер каждой группы и вывести результаты.</text:p>
      <text:p text:style-name="Standard">Сгруппировать слова в<text:s/>Stream по первой букве, посчитать количество слов в каждой группе и вывести результаты в виде словаря, где ключ — первая буква слова, а значение — количество слов, начинающихся на эту букву.</text:p>
      <text:p text:style-name="Standard">Сгруппировать числа в Stream по остатку от деления на 3, посчитать сумму чисел в каждой группе и вывести результаты.</text:p>
      <text:p text:style-name="Standard">Сгруппировать даты в Stream по месяцу, посчитать количество дат в каждом месяце и вывести результаты в виде календаря с количеством событий в каждом месяце.</text:p>
      <text:soft-page-break/>
      <text:p text:style-name="Standard">Сгруппировать файлы в Stream по расширению, посчитать количество файлов с каждым расширением и вывести результаты в виде списка, где ключ — расширение файла, а значение — количество файлов с таким расширением.</text:p>
      <text:p text:style-name="Standard">Сгруппировать пользователей в Stream по городу проживания, посчитать количество пользователей<text:s/>из каждого города и вывести результаты в виде карты мира с количеством пользователей из каждого города.</text:p>
      <text:p text:style-name="Standard">Сгруппировать продукты в Stream по категории, посчитать стоимость продуктов в каждой категории и вывести результаты в виде таблицы, где столбец — категория продукта, а строка — стоимость продуктов в этой категории.</text:p>
      <text:p text:style-name="Standard">Для любого набора случайно-сгенерированных чисел нужно определить количество парных. Для решения задачи использовать средства программного интерфейса Stream API.</text:p>
      <text:p text:style-name="Standard">Задано множество фамилий сотрудников. Разработать программу, которая отображает все фамилии, начинающиеся на букву «J» . Задачу решить с использованием Stream API.</text:p>
      <text:p text:style-name="Standard">Задан массив строк. Используя средства StreamAPI отсортировать строки в лексикографическом порядке.</text:p>
      <text:p text:style-name="Standard">Соберите все элементы<text:s/>Stream в одну строку через пробел и выведите результат.</text:p>
      <text:p text:style-name="Standard">Соберите слова в Stream в один текст, где каждое слово начинается с большой буквы и выведите результат.</text:p>
      <text:p text:style-name="Standard">Соберите числа в Stream в одно число, перемножив их между собой и выведите результат.</text:p>
      <text:p text:style-name="Standard">Соберите даты в Stream в одну дату, сложив дни, месяцы и годы и выведите результат.</text:p>
      <text:p text:style-name="Standard">Соберите файлы в Stream в одну папку, сложив их расширения и выведите результат.</text:p>
      <text:p text:style-name="Standard">Соберите продукты в Stream в один продукт, сложив цены и категории и выведите результат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vanc</meta:initial-creator>
    <dc:creator>Марк Иванченко</dc:creator>
    <meta:creation-date>2025-02-12T15:34:00Z</meta:creation-date>
    <dc:date>2025-02-12T16:49:00Z</dc:date>
    <meta:template xlink:href="Normal" xlink:type="simple"/>
    <meta:editing-cycles>8</meta:editing-cycles>
    <meta:editing-duration>PT4680S</meta:editing-duration>
    <meta:document-statistic meta:page-count="3" meta:paragraph-count="15" meta:word-count="1175" meta:character-count="7859" meta:row-count="55" meta:non-whitespace-character-count="6699"/>
  </office:meta>
</office:document-meta>
</file>